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0.902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0.8484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8126in"/>
    </style:style>
    <style:style style:name="co9" style:family="table-column">
      <style:table-column-properties fo:break-before="auto" style:column-width="0.9201in"/>
    </style:style>
    <style:style style:name="co10" style:family="table-column">
      <style:table-column-properties fo:break-before="auto" style:column-width="0.982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8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N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Parametro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YNTH_CLK_UNCERTAINTY</text:p>
          </table:table-cell>
          <table:table-cell office:value-type="string" calcext:value-type="string">
            <text:p>SYNTH_CLOCK_TRANSITION</text:p>
          </table:table-cell>
          <table:table-cell office:value-type="string" calcext:value-type="string">
            <text:p>SYNTH_TIMING_DERATE</text:p>
          </table:table-cell>
          <table:table-cell office:value-type="string" calcext:value-type="string">
            <text:p>SYNTH_STRATEGY</text:p>
          </table:table-cell>
          <table:table-cell office:value-type="string" calcext:value-type="string">
            <text:p>SYNTH_BUFFERING</text:p>
          </table:table-cell>
          <table:table-cell office:value-type="string" calcext:value-type="string">
            <text:p>SYNTH_SIZING</text:p>
          </table:table-cell>
          <table:table-cell office:value-type="string" calcext:value-type="string">
            <text:p>SYNTH_NO_FLAT</text:p>
          </table:table-cell>
          <table:table-cell office:value-type="string" calcext:value-type="string">
            <text:p>SYNTH_SHARE_RESOURCES</text:p>
          </table:table-cell>
          <table:table-cell office:value-type="string" calcext:value-type="string">
            <text:p>SYNTH_ADDER_TYPE</text:p>
          </table:table-cell>
          <table:table-cell office:value-type="string" calcext:value-type="string">
            <text:p>SYNTH_FLAT_TOP</text:p>
          </table:table-cell>
          <table:table-cell office:value-type="string" calcext:value-type="string">
            <text:p>IO_PCT</text:p>
          </table:table-cell>
          <table:table-cell office:value-type="string" calcext:value-type="string">
            <text:p>SYNTH_BUFFER_DIRECT_WIRES</text:p>
          </table:table-cell>
          <table:table-cell office:value-type="string" calcext:value-type="string">
            <text:p>SYNTH_SPLITNETS</text:p>
          </table:table-cell>
          <table:table-cell office:value-type="string" calcext:value-type="string">
            <text:p>SYNTH_READ_BLACKBOX_LIB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4" office:value-type="float" office:value="100462.6016" calcext:value-type="float">
            <text:p>100462.6016</text:p>
          </table:table-cell>
          <table:table-cell office:value-type="float" office:value="104443.92" calcext:value-type="float">
            <text:p>104443.92</text:p>
          </table:table-cell>
          <table:table-cell table:number-columns-repeated="2" office:value-type="float" office:value="92771.4752" calcext:value-type="float">
            <text:p>92771.4752</text:p>
          </table:table-cell>
          <table:table-cell table:number-columns-repeated="2" office:value-type="float" office:value="100462.6016" calcext:value-type="float">
            <text:p>100462.6016</text:p>
          </table:table-cell>
          <table:table-cell office:value-type="float" office:value="107314.1728" calcext:value-type="float">
            <text:p>107314.1728</text:p>
          </table:table-cell>
          <table:table-cell table:number-columns-repeated="2" office:value-type="float" office:value="100462.6016" calcext:value-type="float">
            <text:p>100462.6016</text:p>
          </table:table-cell>
          <table:table-cell office:value-type="float" office:value="100422.5632" calcext:value-type="float">
            <text:p>100422.5632</text:p>
          </table:table-cell>
          <table:table-cell office:value-type="float" office:value="118310.9696" calcext:value-type="float">
            <text:p>118310.9696</text:p>
          </table:table-cell>
          <table:table-cell office:value-type="float" office:value="100121.024" calcext:value-type="float">
            <text:p>100121.024</text:p>
          </table:table-cell>
        </table:table-row>
        <table:table-row table:style-name="ro1">
          <table:table-cell office:value-type="string" calcext:value-type="string">
            <text:p>Potencia</text:p>
          </table:table-cell>
          <table:table-cell table:number-columns-repeated="4" table:style-name="ce3" office:value-type="float" office:value="0.0199" calcext:value-type="float">
            <text:p>1.99E-02</text:p>
          </table:table-cell>
          <table:table-cell table:style-name="ce3" office:value-type="float" office:value="0.0288" calcext:value-type="float">
            <text:p>2.88E-02</text:p>
          </table:table-cell>
          <table:table-cell table:number-columns-repeated="2" table:style-name="ce3" office:value-type="float" office:value="0.0193" calcext:value-type="float">
            <text:p>1.93E-02</text:p>
          </table:table-cell>
          <table:table-cell table:number-columns-repeated="2" table:style-name="ce3" office:value-type="float" office:value="0.0199" calcext:value-type="float">
            <text:p>1.99E-02</text:p>
          </table:table-cell>
          <table:table-cell table:style-name="ce3" office:value-type="float" office:value="0.0205" calcext:value-type="float">
            <text:p>2.05E-02</text:p>
          </table:table-cell>
          <table:table-cell table:number-columns-repeated="3" table:style-name="ce3" office:value-type="float" office:value="0.0199" calcext:value-type="float">
            <text:p>1.99E-02</text:p>
          </table:table-cell>
          <table:table-cell table:style-name="ce3" office:value-type="float" office:value="0.0215" calcext:value-type="float">
            <text:p>2.15E-02</text:p>
          </table:table-cell>
          <table:table-cell table:style-name="ce3" office:value-type="float" office:value="0.0193" calcext:value-type="float">
            <text:p>1.93E-02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float" office:value="3.15" calcext:value-type="float">
            <text:p>3.15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3.14" calcext:value-type="float">
            <text:p>3.14</text:p>
          </table:table-cell>
          <table:table-cell office:value-type="float" office:value="2.84" calcext:value-type="float">
            <text:p>2.84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0.74" calcext:value-type="float">
            <text:p>0.74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0.46" calcext:value-type="float">
            <text:p>0.46</text:p>
          </table:table-cell>
          <table:table-cell office:value-type="float" office:value="3.15" calcext:value-type="float">
            <text:p>3.15</text:p>
          </table:table-cell>
          <table:table-cell office:value-type="float" office:value="1.06" calcext:value-type="float">
            <text:p>1.06</text:p>
          </table:table-cell>
          <table:table-cell office:value-type="float" office:value="3.15" calcext:value-type="float">
            <text:p>3.15</text:p>
          </table:table-cell>
          <table:table-cell office:value-type="float" office:value="2.97" calcext:value-type="float">
            <text:p>2.9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Hold</text:p>
          </table:table-cell>
          <table:table-cell office:value-type="float" office:value="0.16" calcext:value-type="float">
            <text:p>0.16</text:p>
          </table:table-cell>
          <table:table-cell table:style-name="ce4" office:value-type="float" office:value="-0.09" calcext:value-type="float">
            <text:p>-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table:number-columns-repeated="4"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6" calcext:value-type="float">
            <text:p>0.16</text:p>
          </table:table-cell>
          <table:table-cell office:value-type="float" office:value="0.34" calcext:value-type="float">
            <text:p>0.3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slew violation cou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nout violation count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ap violation count</text:p>
          </table:table-cell>
          <table:table-cell table:number-columns-repeated="15" office:value-type="float" office:value="0" calcext:value-type="float">
            <text:p>0</text:p>
          </table:table-cell>
        </table:table-row>
      </table:table>
      <table:table table:name="SYNTH_DIFFS" table:style-name="ta1">
        <table:table-column table:style-name="co11" table:number-columns-repeated="15" table:default-cell-style-name="Default"/>
        <table:table-row table:style-name="ro1">
          <table:table-cell office:value-type="string" calcext:value-type="string">
            <text:p>Parametros</text:p>
          </table:table-cell>
          <table:table-cell office:value-type="string" calcext:value-type="string">
            <text:p>SYNTH_CLK_UNCERTAINTY</text:p>
          </table:table-cell>
          <table:table-cell office:value-type="string" calcext:value-type="string">
            <text:p>SYNTH_CLOCK_TRANSITION</text:p>
          </table:table-cell>
          <table:table-cell office:value-type="string" calcext:value-type="string">
            <text:p>SYNTH_TIMING_DERATE</text:p>
          </table:table-cell>
          <table:table-cell office:value-type="string" calcext:value-type="string">
            <text:p>SYNTH_STRATEGY</text:p>
          </table:table-cell>
          <table:table-cell office:value-type="string" calcext:value-type="string">
            <text:p>SYNTH_BUFFERING</text:p>
          </table:table-cell>
          <table:table-cell office:value-type="string" calcext:value-type="string">
            <text:p>SYNTH_SIZING</text:p>
          </table:table-cell>
          <table:table-cell office:value-type="string" calcext:value-type="string">
            <text:p>SYNTH_NO_FLAT</text:p>
          </table:table-cell>
          <table:table-cell office:value-type="string" calcext:value-type="string">
            <text:p>SYNTH_SHARE_RESOURCES</text:p>
          </table:table-cell>
          <table:table-cell office:value-type="string" calcext:value-type="string">
            <text:p>SYNTH_ADDER_TYPE</text:p>
          </table:table-cell>
          <table:table-cell office:value-type="string" calcext:value-type="string">
            <text:p>SYNTH_FLAT_TOP</text:p>
          </table:table-cell>
          <table:table-cell office:value-type="string" calcext:value-type="string">
            <text:p>IO_PCT</text:p>
          </table:table-cell>
          <table:table-cell office:value-type="string" calcext:value-type="string">
            <text:p>SYNTH_BUFFER_DIRECT_WIRES</text:p>
          </table:table-cell>
          <table:table-cell office:value-type="string" calcext:value-type="string">
            <text:p>SYNTH_SPLITNETS</text:p>
          </table:table-cell>
          <table:table-cell office:value-type="string" calcext:value-type="string">
            <text:p>SYNTH_READ_BLACKBOX_LIB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table:formula="of:=(([SYNTH.C2]-[SYNTH.B2])/[SYNTH.B2])*100" office:value-type="float" office:value="0" calcext:value-type="float">
            <text:p>0</text:p>
          </table:table-cell>
          <table:table-cell table:formula="of:=(([SYNTH.D2]-[SYNTH.B2])/[SYNTH.B2])*100" office:value-type="float" office:value="0" calcext:value-type="float">
            <text:p>0</text:p>
          </table:table-cell>
          <table:table-cell table:formula="of:=(([SYNTH.E2]-[SYNTH.B2])/[SYNTH.B2])*100" office:value-type="float" office:value="0" calcext:value-type="float">
            <text:p>0</text:p>
          </table:table-cell>
          <table:table-cell table:formula="of:=(([SYNTH.F2]-[SYNTH.B2])/[SYNTH.B2])*100" office:value-type="float" office:value="3.96298556536685" calcext:value-type="float">
            <text:p>3.96298556536685</text:p>
          </table:table-cell>
          <table:table-cell table:formula="of:=(([SYNTH.G2]-[SYNTH.B2])/[SYNTH.B2])*100" office:value-type="float" office:value="-7.65571095861407" calcext:value-type="float">
            <text:p>-7.65571095861407</text:p>
          </table:table-cell>
          <table:table-cell table:formula="of:=(([SYNTH.H2]-[SYNTH.B2])/[SYNTH.B2])*100" office:value-type="float" office:value="-7.65571095861407" calcext:value-type="float">
            <text:p>-7.65571095861407</text:p>
          </table:table-cell>
          <table:table-cell table:formula="of:=(([SYNTH.I2]-[SYNTH.B2])/[SYNTH.B2])*100" office:value-type="float" office:value="0" calcext:value-type="float">
            <text:p>0</text:p>
          </table:table-cell>
          <table:table-cell table:formula="of:=(([SYNTH.J2]-[SYNTH.B2])/[SYNTH.B2])*100" office:value-type="float" office:value="0" calcext:value-type="float">
            <text:p>0</text:p>
          </table:table-cell>
          <table:table-cell table:formula="of:=(([SYNTH.K2]-[SYNTH.B2])/[SYNTH.B2])*100" office:value-type="float" office:value="6.82002167063132" calcext:value-type="float">
            <text:p>6.82002167063132</text:p>
          </table:table-cell>
          <table:table-cell table:formula="of:=(([SYNTH.L2]-[SYNTH.B2])/[SYNTH.B2])*100" office:value-type="float" office:value="0" calcext:value-type="float">
            <text:p>0</text:p>
          </table:table-cell>
          <table:table-cell table:formula="of:=(([SYNTH.M2]-[SYNTH.B2])/[SYNTH.B2])*100" office:value-type="float" office:value="0" calcext:value-type="float">
            <text:p>0</text:p>
          </table:table-cell>
          <table:table-cell table:formula="of:=(([SYNTH.N2]-[SYNTH.B2])/[SYNTH.B2])*100" office:value-type="float" office:value="-0.0398540345982742" calcext:value-type="float">
            <text:p>-0.0398540345982742</text:p>
          </table:table-cell>
          <table:table-cell table:formula="of:=(([SYNTH.O2]-[SYNTH.B2])/[SYNTH.B2])*100" office:value-type="float" office:value="17.7661813607662" calcext:value-type="float">
            <text:p>17.7661813607662</text:p>
          </table:table-cell>
          <table:table-cell table:formula="of:=(([SYNTH.P2]-[SYNTH.B2])/[SYNTH.B2])*100" office:value-type="float" office:value="-0.340004732666598" calcext:value-type="float">
            <text:p>-0.340004732666598</text:p>
          </table:table-cell>
        </table:table-row>
        <table:table-row table:style-name="ro1">
          <table:table-cell office:value-type="string" calcext:value-type="string">
            <text:p>Potencia</text:p>
          </table:table-cell>
          <table:table-cell table:formula="of:=(([SYNTH.C3]-[SYNTH.B3])/[SYNTH.B3])*100" office:value-type="float" office:value="0" calcext:value-type="float">
            <text:p>0</text:p>
          </table:table-cell>
          <table:table-cell table:formula="of:=(([SYNTH.D3]-[SYNTH.B3])/[SYNTH.B3])*100" office:value-type="float" office:value="0" calcext:value-type="float">
            <text:p>0</text:p>
          </table:table-cell>
          <table:table-cell table:formula="of:=(([SYNTH.E3]-[SYNTH.B3])/[SYNTH.B3])*100" office:value-type="float" office:value="0" calcext:value-type="float">
            <text:p>0</text:p>
          </table:table-cell>
          <table:table-cell table:formula="of:=(([SYNTH.F3]-[SYNTH.B3])/[SYNTH.B3])*100" office:value-type="float" office:value="44.7236180904523" calcext:value-type="float">
            <text:p>44.7236180904523</text:p>
          </table:table-cell>
          <table:table-cell table:formula="of:=(([SYNTH.G3]-[SYNTH.B3])/[SYNTH.B3])*100" office:value-type="float" office:value="-3.01507537688442" calcext:value-type="float">
            <text:p>-3.01507537688442</text:p>
          </table:table-cell>
          <table:table-cell table:formula="of:=(([SYNTH.H3]-[SYNTH.B3])/[SYNTH.B3])*100" office:value-type="float" office:value="-3.01507537688442" calcext:value-type="float">
            <text:p>-3.01507537688442</text:p>
          </table:table-cell>
          <table:table-cell table:formula="of:=(([SYNTH.I3]-[SYNTH.B3])/[SYNTH.B3])*100" office:value-type="float" office:value="0" calcext:value-type="float">
            <text:p>0</text:p>
          </table:table-cell>
          <table:table-cell table:formula="of:=(([SYNTH.J3]-[SYNTH.B3])/[SYNTH.B3])*100" office:value-type="float" office:value="0" calcext:value-type="float">
            <text:p>0</text:p>
          </table:table-cell>
          <table:table-cell table:formula="of:=(([SYNTH.K3]-[SYNTH.B3])/[SYNTH.B3])*100" office:value-type="float" office:value="3.01507537688442" calcext:value-type="float">
            <text:p>3.01507537688442</text:p>
          </table:table-cell>
          <table:table-cell table:formula="of:=(([SYNTH.L3]-[SYNTH.B3])/[SYNTH.B3])*100" office:value-type="float" office:value="0" calcext:value-type="float">
            <text:p>0</text:p>
          </table:table-cell>
          <table:table-cell table:formula="of:=(([SYNTH.M3]-[SYNTH.B3])/[SYNTH.B3])*100" office:value-type="float" office:value="0" calcext:value-type="float">
            <text:p>0</text:p>
          </table:table-cell>
          <table:table-cell table:formula="of:=(([SYNTH.N3]-[SYNTH.B3])/[SYNTH.B3])*100" office:value-type="float" office:value="0" calcext:value-type="float">
            <text:p>0</text:p>
          </table:table-cell>
          <table:table-cell table:formula="of:=(([SYNTH.O3]-[SYNTH.B3])/[SYNTH.B3])*100" office:value-type="float" office:value="8.04020100502511" calcext:value-type="float">
            <text:p>8.04020100502511</text:p>
          </table:table-cell>
          <table:table-cell table:formula="of:=(([SYNTH.P3]-[SYNTH.B3])/[SYNTH.B3])*100" office:value-type="float" office:value="-3.01507537688442" calcext:value-type="float">
            <text:p>-3.01507537688442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table:formula="of:=(([SYNTH.C4]-[SYNTH.B4])/[SYNTH.B4])*100" office:value-type="float" office:value="-7.93650793650794" calcext:value-type="float">
            <text:p>-7.93650793650794</text:p>
          </table:table-cell>
          <table:table-cell table:formula="of:=(([SYNTH.D4]-[SYNTH.B4])/[SYNTH.B4])*100" office:value-type="float" office:value="-0.317460317460311" calcext:value-type="float">
            <text:p>-0.317460317460311</text:p>
          </table:table-cell>
          <table:table-cell table:formula="of:=(([SYNTH.E4]-[SYNTH.B4])/[SYNTH.B4])*100" office:value-type="float" office:value="-9.84126984126984" calcext:value-type="float">
            <text:p>-9.84126984126984</text:p>
          </table:table-cell>
          <table:table-cell table:formula="of:=(([SYNTH.F4]-[SYNTH.B4])/[SYNTH.B4])*100" office:value-type="float" office:value="47.3015873015873" calcext:value-type="float">
            <text:p>47.3015873015873</text:p>
          </table:table-cell>
          <table:table-cell table:formula="of:=(([SYNTH.G4]-[SYNTH.B4])/[SYNTH.B4])*100" office:value-type="float" office:value="-76.5079365079365" calcext:value-type="float">
            <text:p>-76.5079365079365</text:p>
          </table:table-cell>
          <table:table-cell table:formula="of:=(([SYNTH.H4]-[SYNTH.B4])/[SYNTH.B4])*100" office:value-type="float" office:value="-76.5079365079365" calcext:value-type="float">
            <text:p>-76.5079365079365</text:p>
          </table:table-cell>
          <table:table-cell table:formula="of:=(([SYNTH.I4]-[SYNTH.B4])/[SYNTH.B4])*100" office:value-type="float" office:value="0" calcext:value-type="float">
            <text:p>0</text:p>
          </table:table-cell>
          <table:table-cell table:formula="of:=(([SYNTH.J4]-[SYNTH.B4])/[SYNTH.B4])*100" office:value-type="float" office:value="0" calcext:value-type="float">
            <text:p>0</text:p>
          </table:table-cell>
          <table:table-cell table:formula="of:=(([SYNTH.K4]-[SYNTH.B4])/[SYNTH.B4])*100" office:value-type="float" office:value="-85.3968253968254" calcext:value-type="float">
            <text:p>-85.3968253968254</text:p>
          </table:table-cell>
          <table:table-cell table:formula="of:=(([SYNTH.L4]-[SYNTH.B4])/[SYNTH.B4])*100" office:value-type="float" office:value="0" calcext:value-type="float">
            <text:p>0</text:p>
          </table:table-cell>
          <table:table-cell table:formula="of:=(([SYNTH.M4]-[SYNTH.B4])/[SYNTH.B4])*100" office:value-type="float" office:value="-66.3492063492063" calcext:value-type="float">
            <text:p>-66.3492063492063</text:p>
          </table:table-cell>
          <table:table-cell table:formula="of:=(([SYNTH.N4]-[SYNTH.B4])/[SYNTH.B4])*100" office:value-type="float" office:value="0" calcext:value-type="float">
            <text:p>0</text:p>
          </table:table-cell>
          <table:table-cell table:formula="of:=(([SYNTH.O4]-[SYNTH.B4])/[SYNTH.B4])*100" office:value-type="float" office:value="-5.7142857142857" calcext:value-type="float">
            <text:p>-5.7142857142857</text:p>
          </table:table-cell>
          <table:table-cell table:formula="of:=(([SYNTH.P4]-[SYNTH.B4])/[SYNTH.B4])*100" office:value-type="float" office:value="10.4761904761905" calcext:value-type="float">
            <text:p>10.4761904761905</text:p>
          </table:table-cell>
        </table:table-row>
        <table:table-row table:style-name="ro1">
          <table:table-cell office:value-type="string" calcext:value-type="string">
            <text:p>Hold</text:p>
          </table:table-cell>
          <table:table-cell table:formula="of:=(([SYNTH.C5]-[SYNTH.B5])/[SYNTH.B5])*100" office:value-type="float" office:value="-156.25" calcext:value-type="float">
            <text:p>-156.25</text:p>
          </table:table-cell>
          <table:table-cell table:formula="of:=(([SYNTH.D5]-[SYNTH.B5])/[SYNTH.B5])*100" office:value-type="float" office:value="6.25000000000001" calcext:value-type="float">
            <text:p>6.25000000000001</text:p>
          </table:table-cell>
          <table:table-cell table:formula="of:=(([SYNTH.E5]-[SYNTH.B5])/[SYNTH.B5])*100" office:value-type="float" office:value="-12.5" calcext:value-type="float">
            <text:p>-12.5</text:p>
          </table:table-cell>
          <table:table-cell table:formula="of:=(([SYNTH.F5]-[SYNTH.B5])/[SYNTH.B5])*100" office:value-type="float" office:value="18.75" calcext:value-type="float">
            <text:p>18.75</text:p>
          </table:table-cell>
          <table:table-cell table:formula="of:=(([SYNTH.G5]-[SYNTH.B5])/[SYNTH.B5])*100" office:value-type="float" office:value="0" calcext:value-type="float">
            <text:p>0</text:p>
          </table:table-cell>
          <table:table-cell table:formula="of:=(([SYNTH.H5]-[SYNTH.B5])/[SYNTH.B5])*100" office:value-type="float" office:value="0" calcext:value-type="float">
            <text:p>0</text:p>
          </table:table-cell>
          <table:table-cell table:formula="of:=(([SYNTH.I5]-[SYNTH.B5])/[SYNTH.B5])*100" office:value-type="float" office:value="0" calcext:value-type="float">
            <text:p>0</text:p>
          </table:table-cell>
          <table:table-cell table:formula="of:=(([SYNTH.J5]-[SYNTH.B5])/[SYNTH.B5])*100" office:value-type="float" office:value="0" calcext:value-type="float">
            <text:p>0</text:p>
          </table:table-cell>
          <table:table-cell table:formula="of:=(([SYNTH.K5]-[SYNTH.B5])/[SYNTH.B5])*100" office:value-type="float" office:value="25" calcext:value-type="float">
            <text:p>25</text:p>
          </table:table-cell>
          <table:table-cell table:formula="of:=(([SYNTH.L5]-[SYNTH.B5])/[SYNTH.B5])*100" office:value-type="float" office:value="0" calcext:value-type="float">
            <text:p>0</text:p>
          </table:table-cell>
          <table:table-cell table:formula="of:=(([SYNTH.M5]-[SYNTH.B5])/[SYNTH.B5])*100" office:value-type="float" office:value="0" calcext:value-type="float">
            <text:p>0</text:p>
          </table:table-cell>
          <table:table-cell table:formula="of:=(([SYNTH.N5]-[SYNTH.B5])/[SYNTH.B5])*100" office:value-type="float" office:value="0" calcext:value-type="float">
            <text:p>0</text:p>
          </table:table-cell>
          <table:table-cell table:formula="of:=(([SYNTH.O5]-[SYNTH.B5])/[SYNTH.B5])*100" office:value-type="float" office:value="112.5" calcext:value-type="float">
            <text:p>112.5</text:p>
          </table:table-cell>
          <table:table-cell table:formula="of:=(([SYNTH.P5]-[SYNTH.B5])/[SYNTH.B5])*100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slew violation count</text:p>
          </table:table-cell>
          <table:table-cell table:formula="of:=[SYNTH.C6]-[SYNTH.B6]" office:value-type="float" office:value="0" calcext:value-type="float">
            <text:p>0</text:p>
          </table:table-cell>
          <table:table-cell table:formula="of:=[SYNTH.D6]-[SYNTH.B6]" office:value-type="float" office:value="4" calcext:value-type="float">
            <text:p>4</text:p>
          </table:table-cell>
          <table:table-cell table:formula="of:=[SYNTH.E6]-[SYNTH.B6]" office:value-type="float" office:value="0" calcext:value-type="float">
            <text:p>0</text:p>
          </table:table-cell>
          <table:table-cell table:formula="of:=[SYNTH.F6]-[SYNTH.B6]" office:value-type="float" office:value="2" calcext:value-type="float">
            <text:p>2</text:p>
          </table:table-cell>
          <table:table-cell table:formula="of:=[SYNTH.G6]-[SYNTH.B6]" office:value-type="float" office:value="0" calcext:value-type="float">
            <text:p>0</text:p>
          </table:table-cell>
          <table:table-cell table:formula="of:=[SYNTH.H6]-[SYNTH.B6]" office:value-type="float" office:value="0" calcext:value-type="float">
            <text:p>0</text:p>
          </table:table-cell>
          <table:table-cell table:formula="of:=[SYNTH.I6]-[SYNTH.B6]" office:value-type="float" office:value="0" calcext:value-type="float">
            <text:p>0</text:p>
          </table:table-cell>
          <table:table-cell table:formula="of:=[SYNTH.J6]-[SYNTH.B6]" office:value-type="float" office:value="0" calcext:value-type="float">
            <text:p>0</text:p>
          </table:table-cell>
          <table:table-cell table:formula="of:=[SYNTH.K6]-[SYNTH.B6]" office:value-type="float" office:value="0" calcext:value-type="float">
            <text:p>0</text:p>
          </table:table-cell>
          <table:table-cell table:formula="of:=[SYNTH.L6]-[SYNTH.B6]" office:value-type="float" office:value="0" calcext:value-type="float">
            <text:p>0</text:p>
          </table:table-cell>
          <table:table-cell table:formula="of:=[SYNTH.M6]-[SYNTH.B6]" office:value-type="float" office:value="2" calcext:value-type="float">
            <text:p>2</text:p>
          </table:table-cell>
          <table:table-cell table:formula="of:=[SYNTH.N6]-[SYNTH.B6]" office:value-type="float" office:value="0" calcext:value-type="float">
            <text:p>0</text:p>
          </table:table-cell>
          <table:table-cell table:formula="of:=[SYNTH.O6]-[SYNTH.B6]" office:value-type="float" office:value="0" calcext:value-type="float">
            <text:p>0</text:p>
          </table:table-cell>
          <table:table-cell table:formula="of:=[SYNTH.P6]-[SYNTH.B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nout violation count</text:p>
          </table:table-cell>
          <table:table-cell table:formula="of:=[SYNTH.C7]-[SYNTH.B7]" office:value-type="float" office:value="12" calcext:value-type="float">
            <text:p>12</text:p>
          </table:table-cell>
          <table:table-cell table:formula="of:=[SYNTH.D7]-[SYNTH.B7]" office:value-type="float" office:value="11" calcext:value-type="float">
            <text:p>11</text:p>
          </table:table-cell>
          <table:table-cell table:formula="of:=[SYNTH.E7]-[SYNTH.B7]" office:value-type="float" office:value="-1" calcext:value-type="float">
            <text:p>-1</text:p>
          </table:table-cell>
          <table:table-cell table:formula="of:=[SYNTH.F7]-[SYNTH.B7]" office:value-type="float" office:value="49" calcext:value-type="float">
            <text:p>49</text:p>
          </table:table-cell>
          <table:table-cell table:formula="of:=[SYNTH.G7]-[SYNTH.B7]" office:value-type="float" office:value="-13" calcext:value-type="float">
            <text:p>-13</text:p>
          </table:table-cell>
          <table:table-cell table:formula="of:=[SYNTH.H7]-[SYNTH.B7]" office:value-type="float" office:value="-13" calcext:value-type="float">
            <text:p>-13</text:p>
          </table:table-cell>
          <table:table-cell table:formula="of:=[SYNTH.I7]-[SYNTH.B7]" office:value-type="float" office:value="0" calcext:value-type="float">
            <text:p>0</text:p>
          </table:table-cell>
          <table:table-cell table:formula="of:=[SYNTH.J7]-[SYNTH.B7]" office:value-type="float" office:value="0" calcext:value-type="float">
            <text:p>0</text:p>
          </table:table-cell>
          <table:table-cell table:formula="of:=[SYNTH.K7]-[SYNTH.B7]" office:value-type="float" office:value="-21" calcext:value-type="float">
            <text:p>-21</text:p>
          </table:table-cell>
          <table:table-cell table:formula="of:=[SYNTH.L7]-[SYNTH.B7]" office:value-type="float" office:value="0" calcext:value-type="float">
            <text:p>0</text:p>
          </table:table-cell>
          <table:table-cell table:formula="of:=[SYNTH.M7]-[SYNTH.B7]" office:value-type="float" office:value="1" calcext:value-type="float">
            <text:p>1</text:p>
          </table:table-cell>
          <table:table-cell table:formula="of:=[SYNTH.N7]-[SYNTH.B7]" office:value-type="float" office:value="8" calcext:value-type="float">
            <text:p>8</text:p>
          </table:table-cell>
          <table:table-cell table:formula="of:=[SYNTH.O7]-[SYNTH.B7]" office:value-type="float" office:value="-29" calcext:value-type="float">
            <text:p>-29</text:p>
          </table:table-cell>
          <table:table-cell table:formula="of:=[SYNTH.P7]-[SYNTH.B7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cap violation count</text:p>
          </table:table-cell>
          <table:table-cell table:formula="of:=[SYNTH.C8]-[SYNTH.B8]" office:value-type="float" office:value="0" calcext:value-type="float">
            <text:p>0</text:p>
          </table:table-cell>
          <table:table-cell table:formula="of:=[SYNTH.D8]-[SYNTH.B8]" office:value-type="float" office:value="0" calcext:value-type="float">
            <text:p>0</text:p>
          </table:table-cell>
          <table:table-cell table:formula="of:=[SYNTH.E8]-[SYNTH.B8]" office:value-type="float" office:value="0" calcext:value-type="float">
            <text:p>0</text:p>
          </table:table-cell>
          <table:table-cell table:formula="of:=[SYNTH.F8]-[SYNTH.B8]" office:value-type="float" office:value="0" calcext:value-type="float">
            <text:p>0</text:p>
          </table:table-cell>
          <table:table-cell table:formula="of:=[SYNTH.G8]-[SYNTH.B8]" office:value-type="float" office:value="0" calcext:value-type="float">
            <text:p>0</text:p>
          </table:table-cell>
          <table:table-cell table:formula="of:=[SYNTH.H8]-[SYNTH.B8]" office:value-type="float" office:value="0" calcext:value-type="float">
            <text:p>0</text:p>
          </table:table-cell>
          <table:table-cell table:formula="of:=[SYNTH.I8]-[SYNTH.B8]" office:value-type="float" office:value="0" calcext:value-type="float">
            <text:p>0</text:p>
          </table:table-cell>
          <table:table-cell table:formula="of:=[SYNTH.J8]-[SYNTH.B8]" office:value-type="float" office:value="0" calcext:value-type="float">
            <text:p>0</text:p>
          </table:table-cell>
          <table:table-cell table:formula="of:=[SYNTH.K8]-[SYNTH.B8]" office:value-type="float" office:value="0" calcext:value-type="float">
            <text:p>0</text:p>
          </table:table-cell>
          <table:table-cell table:formula="of:=[SYNTH.L8]-[SYNTH.B8]" office:value-type="float" office:value="0" calcext:value-type="float">
            <text:p>0</text:p>
          </table:table-cell>
          <table:table-cell table:formula="of:=[SYNTH.M8]-[SYNTH.B8]" office:value-type="float" office:value="0" calcext:value-type="float">
            <text:p>0</text:p>
          </table:table-cell>
          <table:table-cell table:formula="of:=[SYNTH.N8]-[SYNTH.B8]" office:value-type="float" office:value="0" calcext:value-type="float">
            <text:p>0</text:p>
          </table:table-cell>
          <table:table-cell table:formula="of:=[SYNTH.O8]-[SYNTH.B8]" office:value-type="float" office:value="0" calcext:value-type="float">
            <text:p>0</text:p>
          </table:table-cell>
          <table:table-cell table:formula="of:=[SYNTH.P8]-[SYNTH.B8]" office:value-type="float" office:value="0" calcext:value-type="float">
            <text:p>0</text:p>
          </table:table-cell>
        </table:table-row>
      </table:table>
      <table:table table:name="ADDERS_SYNTH" table:style-name="ta1">
        <table:table-column table:style-name="co11" table:number-columns-repeated="2" table:default-cell-style-name="Default"/>
        <table:table-column table:style-name="co11" table:default-cell-style-name="ce3"/>
        <table:table-column table:style-name="co11" table:number-columns-repeated="5" table:default-cell-style-name="Default"/>
        <table:table-row table:style-name="ro1">
          <table:table-cell office:value-type="string" calcext:value-type="string">
            <text:p>SYNTH_ADDER_TYPE</text:p>
          </table:table-cell>
          <table:table-cell office:value-type="string" calcext:value-type="string">
            <text:p>AREA</text:p>
          </table:table-cell>
          <table:table-cell table:style-name="Default" office:value-type="string" calcext:value-type="string">
            <text:p>POTENCIA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SLEW VIOLATIONS</text:p>
          </table:table-cell>
          <table:table-cell office:value-type="string" calcext:value-type="string">
            <text:p>FANOUT VIOLATIONS</text:p>
          </table:table-cell>
        </table:table-row>
        <table:table-row table:style-name="ro1">
          <table:table-cell office:value-type="string" calcext:value-type="string">
            <text:p>YOSYS</text:p>
          </table:table-cell>
          <table:table-cell office:value-type="float" office:value="100462.6016" calcext:value-type="float">
            <text:p>100462.6016</text:p>
          </table:table-cell>
          <table:table-cell office:value-type="float" office:value="0.0199" calcext:value-type="float">
            <text:p>1.99E-02</text:p>
          </table:table-cell>
          <table:table-cell office:value-type="float" office:value="3.15" calcext:value-type="float">
            <text:p>3.15</text:p>
          </table:table-cell>
          <table:table-cell office:value-type="float" office:value="0.16" calcext:value-type="float">
            <text:p>0.16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05050.752" calcext:value-type="float">
            <text:p>105050.752</text:p>
          </table:table-cell>
          <table:table-cell office:value-type="float" office:value="0.022" calcext:value-type="float">
            <text:p>2.20E-02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CA</text:p>
          </table:table-cell>
          <table:table-cell office:value-type="float" office:value="100890.512" calcext:value-type="float">
            <text:p>100890.512</text:p>
          </table:table-cell>
          <table:table-cell office:value-type="float" office:value="0.02" calcext:value-type="float">
            <text:p>2.00E-02</text:p>
          </table:table-cell>
          <table:table-cell office:value-type="float" office:value="-16.59" calcext:value-type="float">
            <text:p>-16.59</text:p>
          </table:table-cell>
          <table:table-cell office:value-type="float" office:value="0.19" calcext:value-type="float">
            <text:p>0.19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float" office:value="107314.1728" calcext:value-type="float">
            <text:p>107314.1728</text:p>
          </table:table-cell>
          <table:table-cell office:value-type="float" office:value="0.0205" calcext:value-type="float">
            <text:p>2.05E-02</text:p>
          </table:table-cell>
          <table:table-cell office:value-type="float" office:value="0.46" calcext:value-type="float">
            <text:p>0.46</text:p>
          </table:table-cell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22:06:09.229776632</meta:creation-date>
    <meta:editing-duration>P1DT12H8M43S</meta:editing-duration>
    <meta:editing-cycles>12</meta:editing-cycles>
    <meta:generator>LibreOffice/7.3.7.2$Linux_X86_64 LibreOffice_project/30$Build-2</meta:generator>
    <dc:date>2023-11-03T20:20:17.601960698</dc:date>
    <meta:document-statistic meta:table-count="3" meta:cell-count="288" meta:object-count="0"/>
  </office:meta>
</office:document-meta>
</file>